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5cm" fo:min-width="4.024cm" fo:padding-top="0.05cm" fo:padding-bottom="0.05cm" fo:padding-left="0.1cm" fo:padding-right="0.1cm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objectwithoutfill">
      <style:graphic-properties draw:stroke="none" draw:fill="none" draw:textarea-horizontal-align="center" draw:textarea-vertical-align="middle"/>
    </style:style>
    <style:style style:name="gr4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02cm" draw:marker-start-width="0.33cm" draw:marker-end-width="0.33cm" draw:fill="none" draw:fill-color="#ffffff" draw:textarea-horizontal-align="center" draw:textarea-vertical-align="middle" fo:padding-top="0.01cm" fo:padding-bottom="0.01cm" fo:padding-left="0.01cm" fo:padding-right="0.01cm"/>
    </style:style>
    <style:style style:name="gr7" style:family="graphic" style:parent-style-name="standard">
      <style:graphic-properties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8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svg:stroke-width="0.02cm" draw:textarea-horizontal-align="center" draw:textarea-vertical-align="middle" fo:padding-top="0.01cm" fo:padding-bottom="0.01cm" fo:padding-left="0.01cm" fo:padding-right="0.01cm"/>
    </style:style>
    <style:style style:name="gr10" style:family="graphic" style:parent-style-name="standard">
      <style:graphic-properties svg:stroke-width="0.02cm" draw:marker-start-width="0.33cm" draw:marker-end-width="0.33cm" draw:fill="solid" draw:fill-color="#000000" draw:textarea-horizontal-align="center" draw:textarea-vertical-align="middle" fo:padding-top="0.01cm" fo:padding-bottom="0.01cm" fo:padding-left="0.01cm" fo:padding-right="0.01cm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textarea-horizontal-align="center" draw:textarea-vertical-align="middle" draw:auto-grow-height="true" draw:auto-grow-width="false" fo:min-height="0.8cm" fo:min-width="1.58cm"/>
    </style:style>
    <style:style style:name="gr12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13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right" draw:textarea-vertical-align="bottom" draw:auto-grow-height="true" draw:auto-grow-width="false" fo:min-height="2.4cm" fo:min-width="4.024cm" fo:padding-top="0.05cm" fo:padding-bottom="0.05cm" fo:padding-left="0.1cm" fo:padding-right="0.1cm"/>
    </style:style>
    <style:style style:name="gr14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577cm" fo:min-width="4.024cm" fo:padding-top="0.05cm" fo:padding-bottom="0.05cm" fo:padding-left="0.1cm" fo:padding-right="0.1cm"/>
    </style:style>
    <style:style style:name="gr15" style:family="graphic" style:parent-style-name="standard">
      <style:graphic-properties draw:stroke="none" svg:stroke-color="#000000" draw:fill="none" draw:fill-color="#ffffff" fo:min-height="0.34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" fo:font-size="10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text-properties style:font-name="Times New Roman" fo:font-size="8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style:font-name="Times New Roman1" fo:font-size="8pt"/>
    </style:style>
    <style:style style:name="P10" style:family="paragraph">
      <loext:graphic-properties draw:fill="none" draw:fill-color="#ffffff"/>
      <style:text-properties fo:font-size="8pt" style:font-size-asian="24pt" style:font-size-complex="24pt"/>
    </style:style>
    <style:style style:name="T1" style:family="text">
      <style:text-properties style:font-name="Arial" fo:font-size="10pt"/>
    </style:style>
    <style:style style:name="T2" style:family="text">
      <style:text-properties style:font-name="Arial1" fo:font-size="8pt"/>
    </style:style>
    <style:style style:name="T3" style:family="text">
      <style:text-properties fo:font-size="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MC-Blockdiagram.new">
        <draw:frame draw:style-name="gr1" draw:text-style-name="P2" draw:layer="layout" svg:width="2.4cm" svg:height="1.6cm" svg:x="1.236cm" svg:y="6.744cm">
          <draw:text-box>
            <text:p text:style-name="P1"><text:span text:style-name="T1">Merchant</text:span></text:p>
          </draw:text-box>
        </draw:frame>
        <draw:g>
          <draw:g>
            <draw:circle draw:style-name="gr2" draw:text-style-name="P3" draw:layer="layout" svg:width="0.046cm" svg:height="0.046cm" svg:x="1.359cm" svg:y="8.177cm">
              <text:p/>
            </draw:circle>
            <draw:circle draw:style-name="gr2" draw:text-style-name="P3" draw:layer="layout" svg:width="0.046cm" svg:height="0.046cm" svg:x="1.298cm" svg:y="8.238cm">
              <text:p/>
            </draw:circle>
            <draw:rect draw:style-name="gr3" draw:text-style-name="P4" draw:layer="layout" svg:width="0.2cm" svg:height="0.2cm" svg:x="1.267cm" svg:y="8.115cm">
              <text:p/>
            </draw:rect>
          </draw:g>
          <draw:rect draw:style-name="gr3" draw:text-style-name="P4" draw:layer="layout" svg:width="0.6cm" svg:height="0.6cm" svg:x="1.067cm" svg:y="7.915cm">
            <text:p/>
          </draw:rect>
        </draw:g>
        <draw:frame draw:style-name="gr1" draw:text-style-name="P2" draw:layer="layout" svg:width="2.4cm" svg:height="1.6cm" svg:x="9.444cm" svg:y="6.735cm">
          <draw:text-box>
            <text:p text:style-name="P1"><text:span text:style-name="T1">Merchant</text:span></text:p>
          </draw:text-box>
        </draw:frame>
        <draw:frame draw:style-name="gr4" draw:text-style-name="P2" draw:layer="layout" svg:width="2cm" svg:height="1.2cm" svg:x="7.836cm" svg:y="0.935cm">
          <draw:text-box>
            <text:p/>
          </draw:text-box>
        </draw:frame>
        <draw:g draw:style-name="gr5">
          <draw:circle draw:style-name="gr6" draw:text-style-name="P5" draw:layer="layout" svg:width="0.229cm" svg:height="0.229cm" svg:x="8.75cm" svg:y="1.136cm">
            <text:p/>
          </draw:circle>
          <draw:line draw:style-name="gr7" draw:text-style-name="P6" draw:layer="layout" svg:x1="8.865cm" svg:y1="1.365cm" svg:x2="8.865cm" svg:y2="1.707cm">
            <text:p/>
          </draw:line>
          <draw:line draw:style-name="gr7" draw:text-style-name="P6" draw:layer="layout" svg:x1="8.865cm" svg:y1="1.479cm" svg:x2="9.093cm" svg:y2="1.365cm">
            <text:p/>
          </draw:line>
          <draw:line draw:style-name="gr7" draw:text-style-name="P6" draw:layer="layout" svg:x1="8.865cm" svg:y1="1.479cm" svg:x2="8.636cm" svg:y2="1.365cm">
            <text:p/>
          </draw:line>
          <draw:line draw:style-name="gr7" draw:text-style-name="P6" draw:layer="layout" svg:x1="8.865cm" svg:y1="1.707cm" svg:x2="8.636cm" svg:y2="1.936cm">
            <text:p/>
          </draw:line>
          <draw:line draw:style-name="gr7" draw:text-style-name="P6" draw:layer="layout" svg:x1="8.865cm" svg:y1="1.707cm" svg:x2="9.093cm" svg:y2="1.936cm">
            <text:p/>
          </draw:line>
        </draw:g>
        <draw:circle draw:style-name="gr8" draw:text-style-name="P7" xml:id="id1" draw:id="id1" draw:layer="layout" svg:width="0.4cm" svg:height="0.4cm" svg:x="8.636cm" svg:y="2.535cm">
          <text:p/>
        </draw:circle>
        <draw:connector draw:style-name="gr9" draw:text-style-name="P6" draw:layer="layout" draw:type="line" svg:x1="8.836cm" svg:y1="2.135cm" svg:x2="8.836cm" svg:y2="2.535cm" svg:d="M8836 2135v400" svg:viewBox="0 0 1 401">
          <text:p/>
        </draw:connector>
        <draw:connector draw:style-name="gr9" draw:text-style-name="P6" draw:layer="layout" draw:type="line" svg:x1="8.836cm" svg:y1="2.935cm" svg:x2="8.835cm" svg:y2="3.335cm" draw:start-shape="id1" draw:start-glue-point="2" draw:end-shape="id2" svg:d="M8836 2935l-1 400" svg:viewBox="0 0 2 401">
          <text:p/>
        </draw:connector>
        <draw:frame draw:style-name="gr1" draw:text-style-name="P2" draw:layer="layout" svg:width="2.4cm" svg:height="1.6cm" svg:x="5.636cm" svg:y="6.535cm">
          <draw:text-box>
            <text:p text:style-name="P1"><text:span text:style-name="T1">Marketplace</text:span></text:p>
          </draw:text-box>
        </draw:frame>
        <draw:frame draw:style-name="gr1" draw:text-style-name="P2" draw:layer="layout" svg:width="2.4cm" svg:height="1.6cm" svg:x="1.436cm" svg:y="6.535cm">
          <draw:text-box>
            <text:p text:style-name="P1"><text:span text:style-name="T1">Consumer</text:span></text:p>
          </draw:text-box>
        </draw:frame>
        <draw:frame draw:style-name="gr1" draw:text-style-name="P2" draw:layer="layout" svg:width="2.4cm" svg:height="1.6cm" svg:x="13.829cm" svg:y="6.535cm">
          <draw:text-box>
            <text:p text:style-name="P1"><text:span text:style-name="T1">Producer</text:span></text:p>
          </draw:text-box>
        </draw:frame>
        <draw:frame draw:style-name="gr1" draw:text-style-name="P2" draw:layer="layout" svg:width="2.4cm" svg:height="1.6cm" svg:x="9.644cm" svg:y="6.535cm">
          <draw:text-box>
            <text:p text:style-name="P1"><text:span text:style-name="T1">Merchant</text:span></text:p>
          </draw:text-box>
        </draw:frame>
        <draw:connector draw:style-name="gr9" draw:text-style-name="P6" draw:layer="layout" draw:type="line" svg:x1="4.436cm" svg:y1="7.348cm" svg:x2="3.836cm" svg:y2="7.348cm" svg:d="M4436 7348h-600" svg:viewBox="0 0 601 1">
          <text:p/>
        </draw:connector>
        <draw:connector draw:style-name="gr9" draw:text-style-name="P6" draw:layer="layout" draw:type="line" svg:x1="5.636cm" svg:y1="7.348cm" svg:x2="4.836cm" svg:y2="7.348cm" svg:d="M5636 7348h-800" svg:viewBox="0 0 801 1">
          <text:p/>
        </draw:connector>
        <draw:g>
          <draw:glue-point draw:id="4" svg:x="-2.5cm" svg:y="3cm"/>
          <draw:glue-point draw:id="5" svg:x="2.5cm" svg:y="3cm"/>
          <draw:circle draw:style-name="gr8" draw:text-style-name="P7" draw:layer="layout" svg:width="0.4cm" svg:height="0.4cm" svg:x="4.436cm" svg:y="7.148cm">
            <text:p/>
          </draw:circle>
          <draw:g>
            <draw:polygon draw:style-name="gr10" draw:text-style-name="P3" draw:layer="layout" svg:width="0.124cm" svg:height="0.177cm" svg:x="4.836cm" svg:y="6.859cm" svg:viewBox="0 0 125 178" draw:points="0,0 0,178 125,89">
              <text:p/>
            </draw:polygon>
            <draw:frame draw:style-name="gr11" draw:text-style-name="P9" draw:layer="layout" svg:width="0.8cm" svg:height="0.8cm" svg:x="4.236cm" svg:y="6.548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ircle draw:style-name="gr12" draw:text-style-name="P7" draw:layer="layout" svg:width="0.4cm" svg:height="0.4cm" svg:x="8.636cm" svg:y="7.135cm">
          <text:p/>
        </draw:circle>
        <draw:connector draw:style-name="gr9" draw:text-style-name="P6" draw:layer="layout" draw:type="line" svg:x1="8.636cm" svg:y1="7.335cm" svg:x2="8.036cm" svg:y2="7.334cm" svg:d="M8636 7335l-600-1" svg:viewBox="0 0 601 2">
          <text:p/>
        </draw:connector>
        <draw:connector draw:style-name="gr9" draw:text-style-name="P6" draw:layer="layout" draw:type="line" svg:x1="9.636cm" svg:y1="7.335cm" svg:x2="9.036cm" svg:y2="7.335cm" svg:d="M9636 7335h-600" svg:viewBox="0 0 601 1">
          <text:p/>
        </draw:connector>
        <draw:connector draw:style-name="gr9" draw:text-style-name="P6" draw:layer="layout" draw:type="line" svg:x1="12.636cm" svg:y1="7.348cm" svg:x2="12.036cm" svg:y2="7.348cm" svg:d="M12636 7348h-600" svg:viewBox="0 0 601 1">
          <text:p/>
        </draw:connector>
        <draw:connector draw:style-name="gr9" draw:text-style-name="P6" draw:layer="layout" draw:type="line" svg:x1="13.836cm" svg:y1="7.348cm" svg:x2="13.036cm" svg:y2="7.348cm" svg:d="M13836 7348h-800" svg:viewBox="0 0 801 1">
          <text:p/>
        </draw:connector>
        <draw:g>
          <draw:glue-point draw:id="4" svg:x="-2.5cm" svg:y="3cm"/>
          <draw:glue-point draw:id="5" svg:x="2.5cm" svg:y="3cm"/>
          <draw:circle draw:style-name="gr8" draw:text-style-name="P7" draw:layer="layout" svg:width="0.4cm" svg:height="0.4cm" svg:x="12.636cm" svg:y="7.148cm">
            <text:p/>
          </draw:circle>
          <draw:g>
            <draw:polygon draw:style-name="gr10" draw:text-style-name="P3" draw:layer="layout" svg:width="0.124cm" svg:height="0.177cm" svg:x="13.036cm" svg:y="6.859cm" svg:viewBox="0 0 125 178" draw:points="0,0 0,178 125,89">
              <text:p/>
            </draw:polygon>
            <draw:frame draw:style-name="gr11" draw:text-style-name="P9" draw:layer="layout" svg:width="0.8cm" svg:height="0.8cm" svg:x="12.436cm" svg:y="6.548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frame draw:style-name="gr1" draw:text-style-name="P2" xml:id="id2" draw:id="id2" draw:layer="layout" svg:width="14.8cm" svg:height="1.6cm" svg:x="1.435cm" svg:y="3.335cm">
          <draw:text-box>
            <text:p text:style-name="P1"><text:span text:style-name="T1">Management UI</text:span></text:p>
          </draw:text-box>
        </draw:frame>
        <draw:frame draw:style-name="gr1" draw:text-style-name="P2" draw:layer="layout" svg:width="2.4cm" svg:height="1.6cm" svg:x="5.636cm" svg:y="6.535cm">
          <draw:text-box>
            <text:p text:style-name="P1"><text:span text:style-name="T1">Marketplace</text:span></text:p>
          </draw:text-box>
        </draw:frame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6.649cm" svg:y="5.535cm">
            <text:p/>
          </draw:circle>
          <draw:g>
            <draw:polygon draw:style-name="gr10" draw:text-style-name="P3" draw:layer="layout" svg:width="0.124cm" svg:height="0.177cm" draw:transform="rotate (-1.5707963267949) translate (6.565cm 5.93cm)" svg:viewBox="0 0 125 178" draw:points="0,0 0,178 125,89">
              <text:p/>
            </draw:polygon>
            <draw:frame draw:style-name="gr11" draw:text-style-name="P9" draw:layer="layout" svg:width="0.8cm" svg:height="0.8cm" svg:x="6.049cm" svg:y="5.335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6.849cm" svg:y1="4.935cm" svg:x2="6.849cm" svg:y2="5.535cm" svg:d="M6849 4935v600" svg:viewBox="0 0 1 601">
          <text:p/>
        </draw:connector>
        <draw:connector draw:style-name="gr9" draw:text-style-name="P6" draw:layer="layout" draw:type="line" svg:x1="6.849cm" svg:y1="5.935cm" svg:x2="6.849cm" svg:y2="6.535cm" svg:d="M6849 5935v600" svg:viewBox="0 0 1 601">
          <text:p/>
        </draw:connector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2.462cm" svg:y="5.535cm">
            <text:p/>
          </draw:circle>
          <draw:g>
            <draw:polygon draw:style-name="gr10" draw:text-style-name="P3" draw:layer="layout" svg:width="0.124cm" svg:height="0.177cm" draw:transform="rotate (-1.5707963267949) translate (2.378cm 5.93cm)" svg:viewBox="0 0 125 178" draw:points="0,0 0,178 125,89">
              <text:p/>
            </draw:polygon>
            <draw:frame draw:style-name="gr11" draw:text-style-name="P9" draw:layer="layout" svg:width="0.8cm" svg:height="0.8cm" svg:x="1.862cm" svg:y="5.335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2.662cm" svg:y1="4.935cm" svg:x2="2.662cm" svg:y2="5.535cm" svg:d="M2662 4935v600" svg:viewBox="0 0 1 601">
          <text:p/>
        </draw:connector>
        <draw:connector draw:style-name="gr9" draw:text-style-name="P6" draw:layer="layout" draw:type="line" svg:x1="2.662cm" svg:y1="5.935cm" svg:x2="2.662cm" svg:y2="6.535cm" svg:d="M2662 5935v600" svg:viewBox="0 0 1 601">
          <text:p/>
        </draw:connector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10.662cm" svg:y="5.535cm">
            <text:p/>
          </draw:circle>
          <draw:g>
            <draw:polygon draw:style-name="gr10" draw:text-style-name="P3" draw:layer="layout" svg:width="0.124cm" svg:height="0.177cm" draw:transform="rotate (-1.5707963267949) translate (10.578cm 5.93cm)" svg:viewBox="0 0 125 178" draw:points="0,0 0,178 125,89">
              <text:p/>
            </draw:polygon>
            <draw:frame draw:style-name="gr11" draw:text-style-name="P9" draw:layer="layout" svg:width="0.8cm" svg:height="0.8cm" svg:x="10.062cm" svg:y="5.335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10.862cm" svg:y1="4.935cm" svg:x2="10.862cm" svg:y2="5.535cm" svg:d="M10862 4935v600" svg:viewBox="0 0 1 601">
          <text:p/>
        </draw:connector>
        <draw:connector draw:style-name="gr9" draw:text-style-name="P6" draw:layer="layout" draw:type="line" svg:x1="10.862cm" svg:y1="5.935cm" svg:x2="10.862cm" svg:y2="6.535cm" svg:d="M10862 5935v600" svg:viewBox="0 0 1 601">
          <text:p/>
        </draw:connector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14.875cm" svg:y="5.535cm">
            <text:p/>
          </draw:circle>
          <draw:g>
            <draw:polygon draw:style-name="gr10" draw:text-style-name="P3" draw:layer="layout" svg:width="0.124cm" svg:height="0.177cm" draw:transform="rotate (-1.5707963267949) translate (14.791cm 5.93cm)" svg:viewBox="0 0 125 178" draw:points="0,0 0,178 125,89">
              <text:p/>
            </draw:polygon>
            <draw:frame draw:style-name="gr11" draw:text-style-name="P9" draw:layer="layout" svg:width="0.8cm" svg:height="0.8cm" svg:x="14.275cm" svg:y="5.335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15.075cm" svg:y1="4.935cm" svg:x2="15.075cm" svg:y2="5.535cm" svg:d="M15075 4935v600" svg:viewBox="0 0 1 601">
          <text:p/>
        </draw:connector>
        <draw:connector draw:style-name="gr9" draw:text-style-name="P6" draw:layer="layout" draw:type="line" svg:x1="15.075cm" svg:y1="5.935cm" svg:x2="15.075cm" svg:y2="6.535cm" svg:d="M15075 5935v600" svg:viewBox="0 0 1 601">
          <text:p/>
        </draw:connector>
        <draw:g xml:id="id3" draw:id="id3">
          <draw:glue-point draw:id="4" svg:x="3cm" svg:y="-2.5cm"/>
          <draw:glue-point draw:id="5" svg:x="3cm" svg:y="2.5cm"/>
          <draw:circle draw:style-name="gr8" draw:text-style-name="P7" draw:layer="layout" svg:width="0.4cm" svg:height="0.4cm" svg:x="6.648cm" svg:y="8.883cm">
            <text:p/>
          </draw:circle>
          <draw:g>
            <draw:polygon draw:style-name="gr10" draw:text-style-name="P3" draw:layer="layout" svg:width="0.124cm" svg:height="0.177cm" draw:transform="rotate (-1.5707963267949) translate (6.564cm 9.278cm)" svg:viewBox="0 0 125 178" draw:points="0,0 0,178 125,89">
              <text:p/>
            </draw:polygon>
            <draw:frame draw:style-name="gr11" draw:text-style-name="P9" draw:layer="layout" svg:width="0.8cm" svg:height="0.8cm" svg:x="6.048cm" svg:y="8.683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6.848cm" svg:y1="8.135cm" svg:x2="6.848cm" svg:y2="8.883cm" draw:end-shape="id3" draw:end-glue-point="4" svg:d="M6848 8135v748" svg:viewBox="0 0 1 749">
          <text:p/>
        </draw:connector>
        <draw:g xml:id="id4" draw:id="id4">
          <draw:glue-point draw:id="4" svg:x="3cm" svg:y="-2.5cm"/>
          <draw:glue-point draw:id="5" svg:x="3cm" svg:y="2.5cm"/>
          <draw:circle draw:style-name="gr8" draw:text-style-name="P7" draw:layer="layout" svg:width="0.4cm" svg:height="0.4cm" svg:x="11.061cm" svg:y="8.88cm">
            <text:p/>
          </draw:circle>
          <draw:g>
            <draw:polygon draw:style-name="gr10" draw:text-style-name="P3" draw:layer="layout" svg:width="0.124cm" svg:height="0.177cm" draw:transform="rotate (-1.5707963267949) translate (10.977cm 9.275cm)" svg:viewBox="0 0 125 178" draw:points="0,0 0,178 125,89">
              <text:p/>
            </draw:polygon>
            <draw:frame draw:style-name="gr11" draw:text-style-name="P9" draw:layer="layout" svg:width="0.8cm" svg:height="0.8cm" svg:x="10.461cm" svg:y="8.68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11.261cm" svg:y1="8.135cm" svg:x2="11.261cm" svg:y2="8.88cm" draw:end-shape="id4" draw:end-glue-point="4" svg:d="M11261 8135v745" svg:viewBox="0 0 1 746">
          <text:p/>
        </draw:connector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8.142cm" svg:y="8.879cm">
            <text:p/>
          </draw:circle>
          <draw:g>
            <draw:polygon draw:style-name="gr10" draw:text-style-name="P3" draw:layer="layout" svg:width="0.124cm" svg:height="0.177cm" draw:transform="rotate (-1.5707963267949) translate (8.058cm 9.274cm)" svg:viewBox="0 0 125 178" draw:points="0,0 0,178 125,89">
              <text:p/>
            </draw:polygon>
            <draw:frame draw:style-name="gr11" draw:text-style-name="P9" draw:layer="layout" svg:width="0.8cm" svg:height="0.8cm" svg:x="7.542cm" svg:y="8.679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xml:id="id7" draw:id="id7" draw:layer="layout" draw:type="line" svg:x1="15.074cm" svg:y1="8.135cm" svg:x2="15.078cm" svg:y2="8.646cm" svg:d="M15074 8135l4 511" svg:viewBox="0 0 5 512">
          <text:p/>
        </draw:connector>
        <draw:g>
          <draw:g>
            <draw:circle draw:style-name="gr2" draw:text-style-name="P3" draw:layer="layout" svg:width="0.046cm" svg:height="0.046cm" svg:x="9.567cm" svg:y="8.168cm">
              <text:p/>
            </draw:circle>
            <draw:circle draw:style-name="gr2" draw:text-style-name="P3" draw:layer="layout" svg:width="0.046cm" svg:height="0.046cm" svg:x="9.506cm" svg:y="8.229cm">
              <text:p/>
            </draw:circle>
            <draw:rect draw:style-name="gr3" draw:text-style-name="P4" draw:layer="layout" svg:width="0.2cm" svg:height="0.2cm" svg:x="9.475cm" svg:y="8.106cm">
              <text:p/>
            </draw:rect>
          </draw:g>
          <draw:rect draw:style-name="gr3" draw:text-style-name="P4" draw:layer="layout" svg:width="0.6cm" svg:height="0.6cm" svg:x="9.275cm" svg:y="7.906cm">
            <text:p/>
          </draw:rect>
        </draw:g>
        <draw:frame draw:style-name="gr13" draw:text-style-name="P2" draw:layer="layout" svg:width="11.5cm" svg:height="2.5cm" svg:x="1.435cm" svg:y="9.735cm">
          <draw:text-box>
            <text:p/>
          </draw:text-box>
        </draw:frame>
        <draw:frame draw:style-name="gr14" draw:text-style-name="P2" xml:id="id5" draw:id="id5" draw:layer="layout" svg:width="3.401cm" svg:height="1.677cm" svg:x="1.635cm" svg:y="10.097cm">
          <draw:text-box>
            <text:p text:style-name="P1"><text:span text:style-name="T1">Event Aggregation &amp; Analysis</text:span></text:p>
            <text:p text:style-name="P1"><text:span text:style-name="T1">(Flink)</text:span></text:p>
          </draw:text-box>
        </draw:frame>
        <draw:frame draw:style-name="gr14" draw:text-style-name="P2" xml:id="id6" draw:id="id6" draw:layer="layout" svg:width="2.699cm" svg:height="1.677cm" svg:x="6.236cm" svg:y="10.098cm">
          <draw:text-box>
            <text:p text:style-name="P1"><text:span text:style-name="T1">Event Store</text:span></text:p>
            <text:p text:style-name="P1"><text:span text:style-name="T1">(Kafka)</text:span></text:p>
          </draw:text-box>
        </draw:frame>
        <draw:frame draw:style-name="gr14" draw:text-style-name="P2" draw:layer="layout" svg:width="2.599cm" svg:height="1.677cm" svg:x="10.136cm" svg:y="10.098cm">
          <draw:text-box>
            <text:p text:style-name="P1"><text:span text:style-name="T1">Kafka Reverse Proxy</text:span></text:p>
          </draw:text-box>
        </draw:frame>
        <draw:circle draw:style-name="gr12" draw:text-style-name="P7" draw:layer="layout" svg:width="0.4cm" svg:height="0.4cm" svg:x="5.435cm" svg:y="10.735cm">
          <text:p/>
        </draw:circle>
        <draw:connector draw:style-name="gr9" draw:text-style-name="P6" draw:layer="layout" draw:type="line" svg:x1="5.435cm" svg:y1="10.935cm" svg:x2="5.036cm" svg:y2="10.935cm" draw:end-shape="id5" draw:end-glue-point="1" svg:d="M5435 10935h-399" svg:viewBox="0 0 400 1">
          <text:p/>
        </draw:connector>
        <draw:connector draw:style-name="gr9" draw:text-style-name="P6" draw:layer="layout" draw:type="line" svg:x1="6.236cm" svg:y1="10.936cm" svg:x2="5.835cm" svg:y2="10.935cm" draw:start-shape="id6" draw:start-glue-point="3" svg:d="M6236 10936l-401-1" svg:viewBox="0 0 402 2">
          <text:p/>
        </draw:connector>
        <draw:circle draw:style-name="gr12" draw:text-style-name="P7" draw:layer="layout" svg:width="0.4cm" svg:height="0.4cm" svg:x="9.335cm" svg:y="10.735cm">
          <text:p/>
        </draw:circle>
        <draw:connector draw:style-name="gr9" draw:text-style-name="P6" draw:layer="layout" draw:type="line" svg:x1="9.335cm" svg:y1="10.935cm" svg:x2="8.936cm" svg:y2="10.935cm" svg:d="M9335 10935h-399" svg:viewBox="0 0 400 1">
          <text:p/>
        </draw:connector>
        <draw:connector draw:style-name="gr9" draw:text-style-name="P6" draw:layer="layout" draw:type="line" svg:x1="10.136cm" svg:y1="10.936cm" svg:x2="9.735cm" svg:y2="10.935cm" svg:d="M10136 10936l-401-1" svg:viewBox="0 0 402 2">
          <text:p/>
        </draw:connector>
        <draw:connector draw:style-name="gr9" draw:text-style-name="P6" draw:layer="layout" draw:type="line" svg:x1="6.848cm" svg:y1="9.283cm" svg:x2="6.855cm" svg:y2="10.099cm" draw:start-shape="id3" draw:start-glue-point="5" svg:d="M6848 9283l7 816" svg:viewBox="0 0 8 817">
          <text:p/>
        </draw:connector>
        <draw:connector draw:style-name="gr9" draw:text-style-name="P6" draw:layer="layout" draw:type="line" svg:x1="11.261cm" svg:y1="9.28cm" svg:x2="11.261cm" svg:y2="10.081cm" draw:start-shape="id4" draw:start-glue-point="5" svg:d="M11261 9280v801" svg:viewBox="0 0 1 802">
          <text:p/>
        </draw:connector>
        <draw:connector draw:style-name="gr9" draw:text-style-name="P6" draw:layer="layout" draw:type="line" svg:x1="8.349cm" svg:y1="9.283cm" svg:x2="8.356cm" svg:y2="10.099cm" svg:d="M8349 9283l7 816" svg:viewBox="0 0 8 817">
          <text:p/>
        </draw:connector>
        <draw:connector draw:style-name="gr9" draw:text-style-name="P6" draw:layer="layout" draw:type="line" svg:x1="8.348cm" svg:y1="8.639cm" svg:x2="8.348cm" svg:y2="8.883cm" svg:d="M8348 8639v244" svg:viewBox="0 0 1 245">
          <text:p/>
        </draw:connector>
        <draw:connector draw:style-name="gr9" draw:text-style-name="P6" draw:layer="layout" draw:type="line" svg:x1="11.02cm" svg:y1="8.64cm" svg:x2="8.339cm" svg:y2="8.635cm" svg:d="M11020 8640l-2681-5" svg:viewBox="0 0 2682 6">
          <text:p/>
        </draw:connector>
        <draw:connector draw:style-name="gr9" draw:text-style-name="P6" draw:layer="layout" draw:type="line" svg:x1="15.078cm" svg:y1="8.646cm" svg:x2="12.572cm" svg:y2="8.639cm" draw:start-shape="id7" draw:start-glue-point="3" svg:d="M15078 8646l-2506-7" svg:viewBox="0 0 2507 8">
          <text:p/>
        </draw:connector>
        <draw:frame draw:style-name="gr15" draw:text-style-name="P10" draw:layer="layout" svg:width="0.876cm" svg:height="0.348cm" svg:x="9.131cm" svg:y="11.187cm">
          <draw:text-box>
            <text:p><text:span text:style-name="T3">Socket</text:span></text:p>
          </draw:text-box>
        </draw:frame>
        <draw:connector draw:style-name="gr9" draw:text-style-name="P6" draw:layer="layout" draw:type="line" svg:x1="12.374cm" svg:y1="9.28cm" svg:x2="12.374cm" svg:y2="10.081cm" svg:d="M12374 9280v801" svg:viewBox="0 0 1 802">
          <text:p/>
        </draw:connector>
        <draw:circle draw:style-name="gr12" draw:text-style-name="P7" xml:id="id8" draw:id="id8" draw:layer="layout" svg:width="0.4cm" svg:height="0.4cm" svg:x="12.16cm" svg:y="8.885cm">
          <text:p/>
        </draw:circle>
        <draw:frame draw:style-name="gr15" draw:text-style-name="P10" draw:layer="layout" svg:width="0.876cm" svg:height="0.348cm" svg:x="12.671cm" svg:y="8.939cm">
          <draw:text-box>
            <text:p><text:span text:style-name="T3">Socket</text:span></text:p>
          </draw:text-box>
        </draw:frame>
        <draw:connector draw:style-name="gr9" draw:text-style-name="P6" draw:layer="layout" draw:type="line" svg:x1="12.374cm" svg:y1="4.936cm" svg:x2="12.37cm" svg:y2="7.107cm" svg:d="M12374 4936l-4 2171" svg:viewBox="0 0 5 2172">
          <text:p/>
        </draw:connector>
        <draw:connector draw:style-name="gr9" draw:text-style-name="P6" draw:layer="layout" draw:type="line" svg:x1="12.374cm" svg:y1="7.581cm" svg:x2="12.36cm" svg:y2="8.885cm" draw:end-shape="id8" draw:end-glue-point="0" svg:d="M12374 7581l-14 1304" svg:viewBox="0 0 15 1305">
          <text:p/>
        </draw:connector>
        <draw:connector draw:style-name="gr9" draw:text-style-name="P6" draw:layer="layout" draw:type="line" svg:x1="12.116cm" svg:y1="8.642cm" svg:x2="11.48cm" svg:y2="8.64cm" svg:d="M12116 8642l-636-2" svg:viewBox="0 0 637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Pfeil" svg:viewBox="0 0 20 30" svg:d="M10 0l-10 30h20"/>
    <draw:marker draw:name="SpikesArrowhead" svg:viewBox="0 0 4708 4987" svg:d="M577 4942c-54 25-114 41-177 41-220 0-400-180-400-400 0-63 14-122 40-175l1950-4178c65-137 203-230 362-230s298 94 362 230l1951 4180c28 54 43 113 43 177 0 220-180 400-400 400-67 0-130-17-185-46l-1590-801c-53-26-116-41-181-41-70 0-135 16-192 46z"/>
    <draw:marker draw:name="ak.spk.arrow" svg:viewBox="0 0 4708 4987" svg:d="M577 4942c-54 25-114 41-177 41-220 0-400-180-400-400 0-63 14-122 40-175l1950-4178c65-137 203-230 362-230s298 94 362 230l1951 4180c28 54 43 113 43 177 0 220-180 400-400 400-67 0-130-17-185-46l-1590-801c-53-26-116-41-181-41-70 0-135 16-192 46z"/>
    <draw:stroke-dash draw:name="Dashed_20__28_var_29__20_1" draw:display-name="Dashed (var) 1" draw:style="rect" draw:dots1="1" draw:dots1-length="0.02cm" draw:dots2="1" draw:dots2-length="0.02cm" draw:distance="0.02cm"/>
    <draw:stroke-dash draw:name="Ultrafein_20_gestrichelt" draw:display-name="Ultrafein gestrichelt" draw:style="rect" draw:dots1="1" draw:dots1-length="0.051cm" draw:dots2="1" draw:dots2-length="0.051cm" draw:distance="0.05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fo:text-align="center" style:text-autospace="ideograph-alpha" style:punctuation-wrap="simple" style:line-break="strict" style:font-independent-line-spacing="false">
        <style:tab-stops/>
      </style:paragraph-properties>
      <style:text-properties fo:color="#000000" style:font-name="Helvetica" fo:font-size="10pt" fo:language="en" fo:country="US" style:font-name-asian="HG Mincho Light J" style:font-size-asian="24pt" style:language-asian="none" style:country-asian="none" style:font-name-complex="Arial Unicode M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textarea-vertical-align="top" draw:auto-grow-height="true" draw:fit-to-size="shrink-to-fit" style:shrink-to-fit="true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17.5cm" fo:page-height="13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Kommentar"/>
    </draw:layer-set>
    <style:master-page style:name="FMC-Blockdiagram.ne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m0$Build-2</meta:generator>
    <dc:date>2018-05-01T12:52:10.328412421</dc:date>
    <meta:editing-duration>PT13H48M46S</meta:editing-duration>
    <meta:editing-cycles>11</meta:editing-cycles>
    <meta:document-statistic meta:object-count="117"/>
  </office:meta>
</office:document-meta>
</file>